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0a6b" officeooo:paragraph-rsid="00190a6b"/>
    </style:style>
    <style:style style:name="P2" style:family="paragraph" style:parent-style-name="Standard" style:list-style-name="L1">
      <style:text-properties officeooo:rsid="00190a6b" officeooo:paragraph-rsid="001abd95"/>
    </style:style>
    <style:style style:name="P3" style:family="paragraph" style:parent-style-name="Standard" style:list-style-name="L1">
      <style:text-properties officeooo:rsid="002b509f" officeooo:paragraph-rsid="002b509f"/>
    </style:style>
    <style:style style:name="P4" style:family="paragraph" style:parent-style-name="Standard" style:list-style-name="L1">
      <style:text-properties officeooo:rsid="0031a898" officeooo:paragraph-rsid="0031a898"/>
    </style:style>
    <style:style style:name="P5" style:family="paragraph" style:parent-style-name="Standard" style:list-style-name="L1">
      <style:text-properties officeooo:rsid="0034a889" officeooo:paragraph-rsid="0034a889"/>
    </style:style>
    <style:style style:name="T1" style:family="text">
      <style:text-properties officeooo:rsid="001b9e40"/>
    </style:style>
    <style:style style:name="T2" style:family="text">
      <style:text-properties officeooo:rsid="001eccd6"/>
    </style:style>
    <style:style style:name="T3" style:family="text">
      <style:text-properties officeooo:rsid="002150c5"/>
    </style:style>
    <style:style style:name="T4" style:family="text">
      <style:text-properties officeooo:rsid="002b509f"/>
    </style:style>
    <style:style style:name="T5" style:family="text">
      <style:text-properties officeooo:rsid="002d4227"/>
    </style:style>
    <style:style style:name="T6" style:family="text">
      <style:text-properties officeooo:rsid="0031c5a5"/>
    </style:style>
    <style:style style:name="T7" style:family="text">
      <style:text-properties officeooo:rsid="00363598"/>
    </style:style>
    <style:style style:name="T8" style:family="text">
      <style:text-properties officeooo:rsid="003949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136325333979496" text:style-name="L1">
        <text:list-item>
          <text:p text:style-name="P1">Key of Cm <text:span text:style-name="T6">harmonic</text:span>, 4/4, andante</text:p>
          <text:list>
            <text:list-item>
              <text:p text:style-name="P1">Start with bell, F<text:span text:style-name="T8">orte</text:span></text:p>
            </text:list-item>
            <text:list-item>
              <text:p text:style-name="P1"><text:s/>low C, Cm chord p, start slow crescendo</text:p>
            </text:list-item>
          </text:list>
        </text:list-item>
        <text:list-item>
          <text:p text:style-name="P1"><text:s/></text:p>
        </text:list-item>
        <text:list-item>
          <text:p text:style-name="P1"><text:s/>shofarish tonic</text:p>
        </text:list-item>
        <text:list-item>
          <text:p text:style-name="P1">shofarish dominant</text:p>
        </text:list-item>
        <text:list-item>
          <text:p text:style-name="P1">shofarish tonic</text:p>
          <text:list>
            <text:list-item>
              <text:p text:style-name="P1">shofarish dominant starts half measure in</text:p>
            </text:list-item>
          </text:list>
        </text:list-item>
        <text:list-item>
          <text:p text:style-name="P1">shofars continue in background, motif for 2 measures tonic</text:p>
        </text:list-item>
        <text:list-item>
          <text:p text:style-name="P1"><text:s/></text:p>
        </text:list-item>
        <text:list-item>
          <text:p text:style-name="P1">shofars continue in background, motif for 2 measures dominant</text:p>
        </text:list-item>
        <text:list-item>
          <text:p text:style-name="P1"><text:s/></text:p>
        </text:list-item>
        <text:list-item>
          <text:p text:style-name="P1">shofars continue in background, motif for 2 measures tonic</text:p>
        </text:list-item>
        <text:list-item>
          <text:p text:style-name="P1">shofars continue in background, motif for 2 measures tonic continues, dominant added</text:p>
        </text:list-item>
        <text:list-item>
          <text:p text:style-name="P1">A-flat major mf crescendo continuing</text:p>
        </text:list-item>
        <text:list-item>
          <text:p text:style-name="P1">A-flat major f zarathusta-like</text:p>
        </text:list-item>
        <text:list-item>
          <text:p text:style-name="P1">E major resolution decrescendoing, change key to E major (mixolydian mode)</text:p>
        </text:list-item>
        <text:list-item>
          <text:p text:style-name="P1">continue</text:p>
        </text:list-item>
        <text:list-item>
          <text:p text:style-name="P1">add percussion</text:p>
        </text:list-item>
        <text:list-item>
          <text:p text:style-name="P1">cont</text:p>
        </text:list-item>
        <text:list-item>
          <text:p text:style-name="P1">oboe arabesque melody A based on motif 8 bars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 text:c="2"/>lands on dominant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 text:c="2"/>lands on tonic</text:p>
        </text:list-item>
        <text:list-item>
          <text:p text:style-name="P1">A <text:s/>countermelody of flute at end of A melody</text:p>
        </text:list-item>
        <text:list-item>
          <text:p text:style-name="P1"><text:s/>oboe repeat melody A, flute countermelody A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key change to C minor, FH mel. A tpt ctrmel A, Cm variation 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<text:s/></text:p>
        </text:list-item>
        <text:list-item>
          <text:p text:style-name="P1">fh holds tonic, fades, percussion a little louder</text:p>
        </text:list-item>
        <text:list-item>
          <text:p text:style-name="P2"><text:span text:style-name="T1">trmb</text:span> melody <text:span text:style-name="T1">B</text:span> based on motif 8 bars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 text:c="2"/>lands on dominant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 text:c="2"/>lands on <text:span text:style-name="T2">leading tone</text:span></text:p>
        </text:list-item>
        <text:list-item>
          <text:p text:style-name="P2"><text:soft-page-break/></text:p>
        </text:list-item>
        <text:list-item>
          <text:p text:style-name="P2"><text:s/>oboe repeat melody <text:span text:style-name="T3">A</text:span>, flute countermelody A <text:span text:style-name="T3">trmb + trpt mel B harmonious, shortened to 7 measures</text:span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3">Rhythmical haromnic </text:p>
        </text:list-item>
        <text:list-item>
          <text:p text:style-name="P2"><text:s/></text:p>
        </text:list-item>
        <text:list-item>
          <text:p text:style-name="P2"><text:s/><text:span text:style-name="T4">Percussion chord sustained, softening</text:span></text:p>
        </text:list-item>
        <text:list-item>
          <text:p text:style-name="P2"><text:s/></text:p>
        </text:list-item>
        <text:list-item>
          <text:p text:style-name="P2"><text:s/><text:span text:style-name="T4">slower still tonic, modulating to subdominant F major</text:span></text:p>
        </text:list-item>
        <text:list-item>
          <text:p text:style-name="P2"><text:s/><text:span text:style-name="T5">Variation 1 slow Melody A</text:span></text:p>
        </text:list-item>
        <text:list-item>
          <text:p text:style-name="P2"><text:s/></text:p>
        </text:list-item>
        <text:list-item>
          <text:p text:style-name="P2"><text:s text:c="2"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/>
        </text:list-item>
        <text:list-item>
          <text:p text:style-name="P4">again, with variation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slow mel. B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again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A reprise louder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oft-page-break/><text:s/></text:p>
        </text:list-item>
        <text:list-item>
          <text:p text:style-name="P4"><text:s/></text:p>
        </text:list-item>
        <text:list-item>
          <text:p text:style-name="P4">interlude 4 bar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trio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again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melod A recap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ritardendo</text:p>
        </text:list-item>
        <text:list-item>
          <text:p text:style-name="P4">zarathusta-like on F major tonic</text:p>
        </text:list-item>
        <text:list-item>
          <text:p text:style-name="P4">Bell on tonic, immediate shofar, C minor harmonic</text:p>
        </text:list-item>
        <text:list-item>
          <text:p text:style-name="P4"/>
        </text:list-item>
        <text:list-item>
          <text:p text:style-name="P5">a-flat major</text:p>
        </text:list-item>
        <text:list-item>
          <text:p text:style-name="P5"><text:s/></text:p>
        </text:list-item>
        <text:list-item>
          <text:p text:style-name="P5">f minor</text:p>
        </text:list-item>
        <text:list-item>
          <text:p text:style-name="P5"><text:s/></text:p>
        </text:list-item>
        <text:list-item>
          <text:p text:style-name="P5">b-flat major</text:p>
        </text:list-item>
        <text:list-item>
          <text:p text:style-name="P5"><text:s/></text:p>
        </text:list-item>
        <text:list-item>
          <text:p text:style-name="P5">g minor</text:p>
        </text:list-item>
        <text:list-item>
          <text:p text:style-name="P5"><text:s/></text:p>
        </text:list-item>
        <text:list-item>
          <text:p text:style-name="P5"><text:s/>c# minor</text:p>
        </text:list-item>
        <text:list-item>
          <text:p text:style-name="P5"><text:s/></text:p>
        </text:list-item>
        <text:list-item>
          <text:p text:style-name="P5">c minor</text:p>
        </text:list-item>
        <text:list-item>
          <text:p text:style-name="P5">shofarish</text:p>
        </text:list-item>
        <text:list-item>
          <text:p text:style-name="P5"><text:s/></text:p>
        </text:list-item>
        <text:list-item>
          <text:p text:style-name="P5">bell on tonic, motif tonic</text:p>
        </text:list-item>
        <text:list-item>
          <text:p text:style-name="P5"><text:s/>dominant motif ritardendo</text:p>
        </text:list-item>
        <text:list-item>
          <text:p text:style-name="P5">bell on tonic <text:span text:style-name="T7">major</text:span>, the 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9:42:09.550000000</meta:creation-date>
    <meta:editing-cycles>21</meta:editing-cycles>
    <meta:generator>LibreOffice/5.2.3.3$Windows_x86 LibreOffice_project/d54a8868f08a7b39642414cf2c8ef2f228f780cf</meta:generator>
    <meta:editing-duration>PT30M31S</meta:editing-duration>
    <meta:initial-creator>Todd Vance</meta:initial-creator>
    <dc:date>2017-01-10T20:12:49.663000000</dc:date>
    <dc:creator>Todd Vance</dc:creator>
    <meta:document-statistic meta:table-count="0" meta:image-count="0" meta:object-count="0" meta:page-count="3" meta:paragraph-count="152" meta:word-count="407" meta:character-count="2117" meta:non-whitespace-character-count="1797"/>
    <meta:template xlink:type="simple" xlink:actuate="onRequest" xlink:title="Default" xlink:href="file:///C:/Program%20Files%20(x86)/LibreOffice%205/share/template/common/styles/Default.ott" meta:date="2017-01-10T19:42:08.890000000"/>
  </office:meta>
</office:document-meta>
</file>